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Noto Serif" svg:font-family="'Noto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666666" fo:padding="0.097cm" fo:border="none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1.B2" style:family="table-cell" style:data-style-name="N200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1.A3" style:family="table-cell">
      <style:table-cell-properties style:vertical-align="middle" fo:background-color="#dddddd" fo:padding="0.097cm" fo:border="none" style:writing-mode="page">
        <style:background-image/>
      </style:table-cell-properties>
    </style:style>
    <style:style style:name="Tabla1.B3" style:family="table-cell" style:data-style-name="N20000">
      <style:table-cell-properties style:vertical-align="middle" fo:background-color="#dddddd" fo:padding="0.097cm" fo:border="none" style:writing-mode="page">
        <style:background-image/>
      </style:table-cell-properties>
    </style:style>
    <style:style style:name="Tabla1.B6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1.C6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rsid="002e5e17" officeooo:paragraph-rsid="002e5e17"/>
    </style:style>
    <style:style style:name="P2" style:family="paragraph" style:parent-style-name="Subtitle">
      <style:text-properties fo:font-variant="small-caps" style:font-name="Calibri" fo:font-size="20pt" style:font-size-asian="20pt" style:font-size-complex="20pt"/>
    </style:style>
    <style:style style:name="P3" style:family="paragraph" style:parent-style-name="Title">
      <style:text-properties fo:font-variant="small-caps" style:font-name="Calibri" fo:font-size="32pt" style:font-size-asian="32pt" style:font-size-complex="32pt"/>
    </style:style>
    <style:style style:name="P4" style:family="paragraph" style:parent-style-name="Enunciado" style:list-style-name="L1" style:master-page-name="">
      <loext:graphic-properties draw:fill="none"/>
      <style:paragraph-properties fo:margin-left="3.2cm" fo:margin-right="0cm" fo:text-indent="-0.6cm" style:auto-text-indent="false" style:page-number="auto" fo:background-color="transparent"/>
      <style:text-properties officeooo:paragraph-rsid="00292ae0"/>
    </style:style>
    <style:style style:name="P5" style:family="paragraph" style:parent-style-name="Enunciado" style:list-style-name="L1">
      <loext:graphic-properties draw:fill="none"/>
      <style:paragraph-properties fo:margin-left="3.2cm" fo:margin-right="0cm" fo:text-indent="-0.6cm" style:auto-text-indent="false" fo:background-color="transparent"/>
      <style:text-properties officeooo:paragraph-rsid="00292ae0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paragraph-properties fo:line-height="200%" fo:text-align="center" style:justify-single-word="false"/>
      <style:text-properties fo:font-variant="small-caps" style:font-name="Calibri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Calibri"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Calibri"/>
    </style:style>
    <style:style style:name="P11" style:family="paragraph" style:parent-style-name="Standard">
      <style:paragraph-properties fo:text-align="center" style:justify-single-word="false"/>
      <style:text-properties style:font-name="Calibri" officeooo:rsid="002e5e17" officeooo:paragraph-rsid="002e5e17"/>
    </style:style>
    <style:style style:name="P12" style:family="paragraph" style:parent-style-name="Standard">
      <style:paragraph-properties fo:text-align="end" style:justify-single-word="false"/>
      <style:text-properties style:font-name="Calibri" officeooo:rsid="002e5e17" officeooo:paragraph-rsid="002e5e17"/>
    </style:style>
    <style:style style:name="P13" style:family="paragraph" style:parent-style-name="Standard">
      <style:paragraph-properties fo:text-align="center" style:justify-single-word="false"/>
      <style:text-properties style:font-name="Garamond" officeooo:rsid="002e5e17" officeooo:paragraph-rsid="002e5e17"/>
    </style:style>
    <style:style style:name="P14" style:family="paragraph" style:parent-style-name="Standard">
      <style:text-properties style:font-name="Garamond" officeooo:rsid="001d081d" officeooo:paragraph-rsid="001d081d"/>
    </style:style>
    <style:style style:name="P15" style:family="paragraph" style:parent-style-name="Standard">
      <style:text-properties style:font-name="Garamond" officeooo:rsid="001d081d" officeooo:paragraph-rsid="002f437e"/>
    </style:style>
    <style:style style:name="P16" style:family="paragraph" style:parent-style-name="Standard">
      <style:text-properties style:font-name="Garamond" officeooo:rsid="00272121" officeooo:paragraph-rsid="001f4a2f"/>
    </style:style>
    <style:style style:name="P17" style:family="paragraph" style:parent-style-name="Standard">
      <style:text-properties style:font-name="Garamond" officeooo:rsid="0032924c" officeooo:paragraph-rsid="0032924c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d08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2fc930" officeooo:paragraph-rsid="002fc9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22db5" officeooo:paragraph-rsid="00322d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rsid="003290d7" officeooo:paragraph-rsid="003290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officeooo:paragraph-rsid="001d081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ffffff" style:text-outline="false" style:text-line-through-style="none" style:text-line-through-type="none" style:font-name="Garamond" fo:font-size="10pt" fo:font-style="normal" fo:text-shadow="none" style:text-underline-style="none" fo:font-weight="bold" officeooo:rsid="002fc930" officeooo:paragraph-rsid="002fc9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2fc930"/>
    </style:style>
    <style:style style:name="T1" style:family="text">
      <style:text-properties officeooo:rsid="001ee9bf"/>
    </style:style>
    <style:style style:name="T2" style:family="text">
      <style:text-properties fo:font-weight="bold" officeooo:rsid="001ee9bf" style:font-weight-asian="bold" style:font-weight-complex="bold"/>
    </style:style>
    <style:style style:name="T3" style:family="text">
      <style:text-properties fo:font-weight="bold" officeooo:rsid="00233c0f" style:font-weight-asian="bold" style:font-weight-complex="bold"/>
    </style:style>
    <style:style style:name="T4" style:family="text">
      <style:text-properties fo:font-weight="bold" officeooo:rsid="002f437e" style:font-weight-asian="bold" style:font-weight-complex="bold"/>
    </style:style>
    <style:style style:name="T5" style:family="text">
      <style:text-properties fo:font-weight="bold" officeooo:rsid="003077f1" style:font-weight-asian="bold" style:font-weight-complex="bold"/>
    </style:style>
    <style:style style:name="T6" style:family="text">
      <style:text-properties officeooo:rsid="001f4a2f"/>
    </style:style>
    <style:style style:name="T7" style:family="text">
      <style:text-properties officeooo:rsid="0022db1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33c0f"/>
    </style:style>
    <style:style style:name="T10" style:family="text">
      <style:text-properties fo:font-weight="normal" officeooo:rsid="00233c0f" style:font-weight-asian="normal" style:font-weight-complex="normal"/>
    </style:style>
    <style:style style:name="T11" style:family="text">
      <style:text-properties fo:font-weight="normal" officeooo:rsid="0022db1f" style:font-weight-asian="normal" style:font-weight-complex="normal"/>
    </style:style>
    <style:style style:name="T12" style:family="text">
      <style:text-properties fo:font-weight="normal" officeooo:rsid="00237307" style:font-weight-asian="normal" style:font-weight-complex="normal"/>
    </style:style>
    <style:style style:name="T13" style:family="text">
      <style:text-properties fo:font-weight="normal" officeooo:rsid="002d291b" style:font-weight-asian="normal" style:font-weight-complex="normal"/>
    </style:style>
    <style:style style:name="T14" style:family="text">
      <style:text-properties officeooo:rsid="00237307"/>
    </style:style>
    <style:style style:name="T15" style:family="text">
      <style:text-properties officeooo:rsid="00253d43"/>
    </style:style>
    <style:style style:name="T16" style:family="text">
      <style:text-properties officeooo:rsid="002c3e2c"/>
    </style:style>
    <style:style style:name="T17" style:family="text">
      <style:text-properties style:font-name="Calibri"/>
    </style:style>
    <style:style style:name="T18" style:family="text">
      <style:text-properties style:font-name="Calibri" fo:font-size="18.2000007629395pt" fo:font-weight="bold" officeooo:rsid="003077f1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9" style:family="text">
      <style:text-properties officeooo:rsid="003077f1"/>
    </style:style>
    <style:style style:name="T20" style:family="text">
      <style:text-properties officeooo:rsid="003290d7"/>
    </style:style>
    <style:style style:name="T21" style:family="text">
      <style:text-properties officeooo:rsid="0032924c"/>
    </style:style>
    <style:style style:name="T22" style:family="text">
      <style:text-properties fo:color="#666666" style:font-name="Garamond" fo:font-style="italic" officeooo:rsid="0032924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cuela Politécnica Superior</text:p>
      <text:p text:style-name="P9">Universidad de Córdoba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Software Libre y Compromiso Social</text:p>
      <text:p text:style-name="P2">Memoria de práctica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  <text:p text:style-name="P12"><text:soft-page-break/>Eduardo Arroyo Ramírez</text:p>
      <text:p text:style-name="P1"><text:a xlink:type="simple" xlink:href="mailto:i12arrae@uco.es" text:style-name="Internet_20_link" text:visited-style-name="Visited_20_Internet_20_Link"><text:span text:style-name="T17">i12arrae@uco.es</text:span></text:a></text:p>
      <text:p text:style-name="P12">Curso 2019/2020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6"><text:a xlink:type="simple" xlink:href="#__RefHeading___Toc342_3235975419" text:style-name="Index_20_Link" text:visited-style-name="Index_20_Link">Ejercicio 1<text:tab/>2</text:a></text:p>
          <text:p text:style-name="P6"><text:a xlink:type="simple" xlink:href="#__RefHeading___Toc344_3235975419" text:style-name="Index_20_Link" text:visited-style-name="Index_20_Link">Ejercicio 2<text:tab/>2</text:a></text:p>
          <text:p text:style-name="P6"><text:a xlink:type="simple" xlink:href="#__RefHeading___Toc346_3235975419" text:style-name="Index_20_Link" text:visited-style-name="Index_20_Link">Ejercicio 3<text:tab/>2</text:a></text:p>
          <text:p text:style-name="P6"><text:a xlink:type="simple" xlink:href="#__RefHeading___Toc348_3235975419" text:style-name="Index_20_Link" text:visited-style-name="Index_20_Link">Ejercicio 4<text:tab/>2</text:a></text:p>
          <text:p text:style-name="P6"><text:a xlink:type="simple" xlink:href="#__RefHeading___Toc350_3235975419" text:style-name="Index_20_Link" text:visited-style-name="Index_20_Link">Ejercicio 4<text:tab/>3</text:a></text:p>
        </text:index-body>
      </text:table-of-content>
      <text:p text:style-name="Standard"/>
      <text:h text:style-name="P7" text:outline-level="1"><text:bookmark-start text:name="__RefHeading___Toc342_3235975419"/>Ejercicio 1<text:bookmark-end text:name="__RefHeading___Toc342_3235975419"/></text:h>
      <text:p text:style-name="Enunciado">En el escritorio de cualquier dispositivo <text:span text:style-name="T1">(PC, Tablet, Smartphone)</text:span>, cualquier persona necesita un conjunto de herramientas básicas para tareas frecuentes como <text:span text:style-name="T9">pueden ser</text:span>: edición y procesamiento de textos, navegador web, correo electrónico, editor de imágenes, aplicaciones de mensajería, <text:span text:style-name="T9">etc</text:span>. </text:p>
      <text:p text:style-name="Enunciado">¿<text:span text:style-name="T9">Qué otras</text:span> herramientas <text:span text:style-name="T9">te parecen </text:span>hoy día fundamentales en cualquier escritorio además de las mencionadas?<text:span text:style-name="T2">. </text:span>Realiza una lista con estas herramientas básicas y enumera en cada categoría (procesamiento de textos, navegador web, correo electrónico, editor de imágenes, aplicaciones de mensajería y las categorías que tú hayas añadido) las herramientas de software libre <text:span text:style-name="T7">actuales y de calidad</text:span> que pueden utilizarse. <text:span text:style-name="T9">Crea una tabla con una fila para cada tipo de herramienta y con el nombre de la herramienta concreta tanto para GNU/Linux como para Microsoft Windows en columnas.</text:span></text:p>
      <text:h text:style-name="Heading_20_2" text:outline-level="2">Pregunta 1</text:h>
      <text:p text:style-name="Standard">...</text:p>
      <text:h text:style-name="Heading_20_2" text:outline-level="2">Pregunta 2</text:h>
      <table:table table:name="Tabla1" table:style-name="Tabla1" table:template-name="Lista azul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23">Categoría</text:p>
          </table:table-cell>
          <table:table-cell table:style-name="Tabla1.A1" office:value-type="string">
            <text:p text:style-name="P23">GNU/Linux</text:p>
          </table:table-cell>
          <table:table-cell table:style-name="Tabla1.A1" office:value-type="string">
            <text:p text:style-name="P23">Windows</text:p>
          </table:table-cell>
        </table:table-row>
        <table:table-row table:style-name="Tabla1.1">
          <table:table-cell table:style-name="Tabla1.A2" office:value-type="string">
            <text:p text:style-name="P19">Edición y procesamiento de textos</text:p>
          </table:table-cell>
          <table:table-cell table:style-name="Tabla1.B2" office:value-type="float" office:value="0">
            <text:p text:style-name="P19">LibreOffice<text:line-break/>OpenOffice</text:p>
          </table:table-cell>
          <table:table-cell table:style-name="Tabla1.B2" office:value-type="float" office:value="0">
            <text:p text:style-name="P19">LibreOffice<text:line-break/>OpenOffice</text:p>
          </table:table-cell>
        </table:table-row>
        <table:table-row table:style-name="Tabla1.1">
          <table:table-cell table:style-name="Tabla1.A3" office:value-type="string">
            <text:p text:style-name="P19">Navegador Web</text:p>
          </table:table-cell>
          <table:table-cell table:style-name="Tabla1.B3" office:value-type="float" office:value="0">
            <text:p text:style-name="P20">Firefox<text:line-break/>Chromium<text:line-break/>Konqueror<text:line-break/>Lynx</text:p>
          </table:table-cell>
          <table:table-cell table:style-name="Tabla1.B3" office:value-type="float" office:value="0">
            <text:p text:style-name="P20">Firefox<text:line-break/>Chromium</text:p>
          </table:table-cell>
        </table:table-row>
        <table:table-row table:style-name="Tabla1.1">
          <table:table-cell table:style-name="Tabla1.A2" office:value-type="string">
            <text:p text:style-name="P19">Correo electrónico</text:p>
          </table:table-cell>
          <table:table-cell table:style-name="Tabla1.B2" office:value-type="float" office:value="0">
            <text:p text:style-name="P21">Thunderbird<text:line-break/>Evolution</text:p>
          </table:table-cell>
          <table:table-cell table:style-name="Tabla1.B2" office:value-type="float" office:value="0">
            <text:p text:style-name="P21">Thunderbird<text:line-break/>Evolution</text:p>
          </table:table-cell>
        </table:table-row>
        <table:table-row table:style-name="Tabla1.1">
          <table:table-cell table:style-name="Tabla1.A3" office:value-type="string">
            <text:p text:style-name="P19">Editor de imágenes</text:p>
          </table:table-cell>
          <table:table-cell table:style-name="Tabla1.B3" office:value-type="float" office:value="0">
            <text:p text:style-name="P19">GIMP<text:line-break/><text:span text:style-name="T20">Darktable<text:line-break/>Inkscape</text:span></text:p>
          </table:table-cell>
          <table:table-cell table:style-name="Tabla1.B3" office:value-type="float" office:value="0">
            <text:p text:style-name="P19">GIMP</text:p>
            <text:p text:style-name="P21">Darktable<text:line-break/>Inkscape</text:p>
          </table:table-cell>
        </table:table-row>
        <table:table-row table:style-name="Tabla1.1">
          <table:table-cell table:style-name="Tabla1.A2" office:value-type="string">
            <text:p text:style-name="P19">Mensajería</text:p>
          </table:table-cell>
          <table:table-cell table:style-name="Tabla1.B6" office:value-type="string">
            <text:p text:style-name="P21">Pidgin</text:p>
          </table:table-cell>
          <table:table-cell table:style-name="Tabla1.C6" office:value-type="string">
            <text:p text:style-name="P21">Pidgin</text:p>
          </table:table-cell>
        </table:table-row>
        <table:table-row table:style-name="Tabla1.1">
          <table:table-cell table:style-name="Tabla1.A3" office:value-type="string">
            <text:p text:style-name="P22"/>
          </table:table-cell>
          <table:table-cell table:style-name="Tabla1.B3">
            <text:p text:style-name="P22"/>
          </table:table-cell>
          <table:table-cell table:style-name="Tabla1.B3">
            <text:p text:style-name="P22"/>
          </table:table-cell>
        </table:table-row>
      </table:table>
      <text:p text:style-name="P24"/>
      <text:h text:style-name="Heading_20_1" text:outline-level="1"><text:bookmark-start text:name="__RefHeading___Toc344_3235975419"/><text:span text:style-name="T3">Ejercicio </text:span><text:span text:style-name="T4">2</text:span><text:bookmark-end text:name="__RefHeading___Toc344_3235975419"/></text:h>
      <text:p text:style-name="Enunciado"><text:span text:style-name="T13">El desarrollo y la evolución</text:span><text:span text:style-name="T10"> </text:span><text:span text:style-name="T13">del proyecto </text:span><text:span text:style-name="T10">LibreOffice </text:span><text:span text:style-name="T11">es un ejemplo </text:span><text:span text:style-name="T13">interesante </text:span><text:span text:style-name="T11">de </text:span><text:span text:style-name="T13"><text:s/>estudio y análisis en el mundo del Software Libre</text:span><text:span text:style-name="T11">. </text:span>Investiga y describe brevemente la historia y evolución de la suite ofimática LibreOffice desde sus comienzos y sus etapas como OpenOffice.org (OOo), StarOffice, el papel de Sun Microsystems, Oracle, Apache, etc. hasta la actualidad. <text:span text:style-name="T7">Cita las fechas y eventos importantes de este proyecto. Describe brevemente:</text:span></text:p>
      <text:list xml:id="list4024778100" text:style-name="L1">
        <text:list-item>
          <text:p text:style-name="P4">Fecha de inicio del proyecto</text:p>
        </text:list-item>
        <text:list-item>
          <text:p text:style-name="P5">Enumera los componentes de LibreOffice y describe brevemente la utilidad de cada uno</text:p>
        </text:list-item>
        <text:list-item>
          <text:p text:style-name="P5">The Document Foundation</text:p>
        </text:list-item>
        <text:list-item>
          <text:p text:style-name="P5">ODF (OpenDocument format)</text:p>
        </text:list-item>
        <text:list-item>
          <text:p text:style-name="P5">Sun Microsystems. Breve Hª, lugar de origen y nombre de alguno de sus productos.</text:p>
        </text:list-item>
        <text:list-item>
          <text:p text:style-name="P5">¿En qué <text:span text:style-name="T14">lenguajes de programación </text:span>está desarrollado LibreOffice?</text:p>
        </text:list-item>
        <text:list-item>
          <text:p text:style-name="P5">¿En qué SO puede ejecutarse LibreOffice?</text:p>
        </text:list-item>
        <text:list-item>
          <text:p text:style-name="P5">¿Cuál es la última versión de LibreOffice y en qué fecha salió?</text:p>
        </text:list-item>
        <text:list-item>
          <text:p text:style-name="P5">¿A cuántos idiomas está traducido LibreOffice?</text:p>
        </text:list-item>
        <text:list-item>
          <text:p text:style-name="P5"><text:soft-page-break/>¿El formato PDF es un formato libre? Describe brevemente su <text:span text:style-name="T22">historia.</text:span></text:p>
        </text:list-item>
      </text:list>
      <text:p text:style-name="P15"/>
      <text:h text:style-name="Heading_20_1" text:outline-level="1"><text:bookmark-start text:name="__RefHeading___Toc346_3235975419"/><text:span text:style-name="T3">Ejercicio </text:span><text:span text:style-name="T4">3</text:span><text:bookmark-end text:name="__RefHeading___Toc346_3235975419"/></text:h>
      <text:p text:style-name="Enunciado"><text:span text:style-name="T12">Haz una pequeña investigación y enumera 3 distribuciones de GNU/Linux más utilizadas. </text:span>Enumera las herramientas de software libre más utilizadas <text:span text:style-name="T6">por usuarios básicos en esas 3 distribuciones. </text:span></text:p>
      <text:p text:style-name="P17">Ubuntu, Mint, Elementary OS</text:p>
      <text:h text:style-name="Heading_20_1" text:outline-level="1"><text:bookmark-start text:name="__RefHeading___Toc348_3235975419"/><text:span text:style-name="T3">Ejercicio </text:span><text:span text:style-name="T4">4</text:span><text:bookmark-end text:name="__RefHeading___Toc348_3235975419"/></text:h>
      <text:p text:style-name="Enunciado">Los “entornos de escritorio” o <text:span text:style-name="T8">desktop environment</text:span> permiten el uso cómodo de cualquier dispositivo mediante elementos gráficos que cada entorno en cuestión estiliza de una u otra forma y usa un método de interacción con el usuario d<text:span text:style-name="T7">iferente</text:span>. ¿Qué entorno de escritorio usas tú en tus dispositivos?. Enumera los 5 entornos <text:span text:style-name="T7">de escritorio </text:span>más utilizados y describe cada uno de ellos brevemente (<text:span text:style-name="T7">popularidad, </text:span>comunidad de desarrollo, licencia, distribución de GNU/Linux que la usa, historia, fechas, etc.). <text:s/><text:span text:style-name="T15">Describe como diferenciar cada uno de ellos y cómo saber cuál es cuál. Describe sus características principales y si alguno es más apropiado para determinadas cosas. ¿Qué lenguaje de programación y librería de desarrollo se ha usado en cada uno de ellos?</text:span></text:p>
      <text:p text:style-name="P14"/>
      <text:h text:style-name="Heading_20_1" text:outline-level="1"><text:bookmark-start text:name="__RefHeading___Toc350_3235975419"/><text:span text:style-name="T3">Ejercicio </text:span><text:span text:style-name="T18">5</text:span><text:bookmark-end text:name="__RefHeading___Toc350_3235975419"/></text:h>
      <text:p text:style-name="Enunciado">Debate. ¿Crees que este tipo de herramientas tienen peso en la comunidad de usuarios de todo el mundo <text:span text:style-name="T16">con respecto a las herramientas privativas</text:span>?. ¿<text:span text:style-name="T16">C</text:span>rees que el desarrollo de este tipo de herramientas juega un papel importante en el mundo del Software Libre?, ¿por qué?. ¿<text:span text:style-name="T16">C</text:span>rees que la comunidad internacional debe velar por el acceso universal, libre y gratuito a este tipo de tecnología?. Finalmente escribe algunos párrafos con tus planteamientos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Noto Serif" svg:font-family="'Noto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cm" fo:margin-right="0cm" fo:text-indent="1cm" style:auto-text-indent="false" fo:background-color="transparent"/>
      <style:text-properties style:font-name="Garamond" fo:font-family="Garamond" style:font-family-generic="roman" style:font-pitch="variable" officeooo:rsid="001d081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alibri" fo:font-family="Calibri" style:font-family-generic="swiss" style:font-pitch="variable" fo:font-size="130%" fo:font-weight="bold" officeooo:rsid="002f437e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unciado" style:family="paragraph" style:parent-style-name="Standard">
      <loext:graphic-properties draw:fill="none"/>
      <style:paragraph-properties fo:margin-left="2cm" fo:margin-right="2cm" fo:text-indent="0cm" style:auto-text-indent="false" fo:background-color="transparent"/>
      <style:text-properties fo:color="#666666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alibri" fo:font-family="Calibri" style:font-family-generic="swiss" style:font-pitch="variable" fo:font-size="115%" fo:font-weight="normal" officeooo:rsid="002fc930" style:font-size-asian="115%" style:font-weight-asian="normal" style:font-size-complex="11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5" style:display-name="Lista azul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7" style:display-name="Lista azul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Romero</meta:initial-creator>
    <meta:creation-date>2017-03-13T11:44:12.900487988</meta:creation-date>
    <dc:date>2020-04-10T18:12:19.587000000</dc:date>
    <meta:editing-duration>PT1H36M4S</meta:editing-duration>
    <meta:editing-cycles>17</meta:editing-cycles>
    <meta:generator>LibreOffice/6.4.2.2$Windows_X86_64 LibreOffice_project/4e471d8c02c9c90f512f7f9ead8875b57fcb1ec3</meta:generator>
    <meta:document-statistic meta:table-count="1" meta:image-count="0" meta:object-count="0" meta:page-count="4" meta:paragraph-count="57" meta:word-count="593" meta:character-count="3883" meta:non-whitespace-character-count="3353"/>
  </office:meta>
</office:document-meta>
</file>